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roid Sans Devanagari" svg:font-family="'Droid Sans Devanagari'" style:font-family-generic="swiss"/>
    <style:font-face style:name="OpenSymbol" svg:font-family="OpenSymbol" style:font-family-generic="system"/>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2" svg:font-family="'Bitstream Vera Sans'" style:font-adornments="Fett" style:font-family-generic="swiss" style:font-pitch="variable"/>
    <style:font-face style:name="Bitstream Vera Sans1" svg:font-family="'Bitstream Vera Sans'" style:font-adornments="Roman"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4.815cm"/>
    </style:style>
    <style:style style:name="Tabelle1.B" style:family="table-column">
      <style:table-column-properties style:column-width="9.657cm"/>
    </style:style>
    <style:style style:name="Tabelle1.C" style:family="table-column">
      <style:table-column-properties style:column-width="2.54cm"/>
    </style:style>
    <style:style style:name="Tabelle1.A1" style:family="table-cell">
      <style:table-cell-properties fo:padding="0.097cm" fo:border-left="none" fo:border-right="none" fo:border-top="none" fo:border-bottom="0.25pt solid #000000" style:writing-mode="lr-tb"/>
    </style:style>
    <style:style style:name="Tabelle1.B1" style:family="table-cell">
      <style:table-cell-properties fo:padding="0.097cm" fo:border-left="0.25pt solid #000000" fo:border-right="none" fo:border-top="none" fo:border-bottom="0.25pt solid #000000" style:writing-mode="lr-tb"/>
    </style:style>
    <style:style style:name="Tabelle1.B2" style:family="table-cell">
      <style:table-cell-properties style:vertical-align="bottom" fo:padding="0.097cm" fo:border-left="0.25pt solid #000000" fo:border-right="none" fo:border-top="none" fo:border-bottom="0.25pt solid #000000" style:writing-mode="lr-tb"/>
    </style:style>
    <style:style style:name="Tabelle2" style:family="table">
      <style:table-properties style:width="17.013cm" fo:margin-left="0cm" table:align="left"/>
    </style:style>
    <style:style style:name="Tabelle2.A" style:family="table-column">
      <style:table-column-properties style:column-width="4.26cm"/>
    </style:style>
    <style:style style:name="Tabelle2.B" style:family="table-column">
      <style:table-column-properties style:column-width="6.006cm"/>
    </style:style>
    <style:style style:name="Tabelle2.C" style:family="table-column">
      <style:table-column-properties style:column-width="1.852cm"/>
    </style:style>
    <style:style style:name="Tabelle2.D" style:family="table-column">
      <style:table-column-properties style:column-width="2.064cm"/>
    </style:style>
    <style:style style:name="Tabelle2.E" style:family="table-column">
      <style:table-column-properties style:column-width="2.831cm"/>
    </style:style>
    <style:style style:name="Tabelle2.A1" style:family="table-cell">
      <style:table-cell-properties fo:padding="0.097cm" fo:border-left="none" fo:border-right="none" fo:border-top="none" fo:border-bottom="0.25pt solid #000000" style:writing-mode="lr-tb"/>
    </style:style>
    <style:style style:name="Tabelle2.B1" style:family="table-cell">
      <style:table-cell-properties fo:padding="0.097cm" fo:border-left="0.25pt solid #000000" fo:border-right="none" fo:border-top="none" fo:border-bottom="0.25pt solid #000000" style:writing-mode="lr-tb"/>
    </style:style>
    <style:style style:name="Tabelle2.A18" style:family="table-cell">
      <style:table-cell-properties fo:padding="0.097cm" fo:border-left="none" fo:border-right="none" fo:border-top="2.25pt solid #000000" fo:border-bottom="none" style:writing-mode="lr-tb"/>
    </style:style>
    <style:style style:name="Tabelle2.B18" style:family="table-cell">
      <style:table-cell-properties fo:padding="0.097cm" fo:border-left="0.25pt solid #000000" fo:border-right="none" fo:border-top="2.25pt solid #000000" fo:border-bottom="none" style:writing-mode="lr-tb"/>
    </style:style>
    <style:style style:name="Tabelle3" style:family="table">
      <style:table-properties style:width="17cm" fo:margin-left="-0.023cm" table:align="left"/>
    </style:style>
    <style:style style:name="Tabelle3.A" style:family="table-column">
      <style:table-column-properties style:column-width="6.04cm"/>
    </style:style>
    <style:style style:name="Tabelle3.B" style:family="table-column">
      <style:table-column-properties style:column-width="5.293cm"/>
    </style:style>
    <style:style style:name="Tabelle3.C" style:family="table-column">
      <style:table-column-properties style:column-width="5.66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C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C2" style:family="table-cell">
      <style:table-cell-properties fo:padding="0.097cm" fo:border-left="0.25pt solid #000000" fo:border-right="0.25pt solid #000000" fo:border-top="none" fo:border-bottom="0.25pt solid #000000" style:writing-mode="lr-tb"/>
    </style:style>
    <style:style style:name="Tabelle4" style:family="table">
      <style:table-properties style:width="17cm" fo:margin-left="-0.023cm" table:align="left"/>
    </style:style>
    <style:style style:name="Tabelle4.A" style:family="table-column">
      <style:table-column-properties style:column-width="8.5cm"/>
    </style:style>
    <style:style style:name="Tabelle4.A1" style:family="table-cell">
      <style:table-cell-properties fo:padding="0.097cm" fo:border-left="0.25pt solid #000000" fo:border-right="none" fo:border-top="0.25pt solid #000000" fo:border-bottom="0.25pt solid #000000" style:writing-mode="lr-tb"/>
    </style:style>
    <style:style style:name="Tabelle4.B1" style:family="table-cell">
      <style:table-cell-properties fo:padding="0.097cm" fo:border="0.25pt solid #000000" style:writing-mode="lr-tb"/>
    </style:style>
    <style:style style:name="Tabelle4.A2" style:family="table-cell">
      <style:table-cell-properties fo:padding="0.097cm" fo:border-left="0.25pt solid #000000" fo:border-right="none" fo:border-top="none" fo:border-bottom="0.25pt solid #000000" style:writing-mode="lr-tb"/>
    </style:style>
    <style:style style:name="Tabelle4.B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Bitstream Vera San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Bitstream Vera San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Bitstream Vera Sans" fo:font-size="14pt" style:font-size-asian="14pt" style:font-size-complex="14pt"/>
    </style:style>
    <style:style style:name="P5" style:family="paragraph" style:parent-style-name="Standard">
      <style:paragraph-properties fo:text-align="center" style:justify-single-word="false"/>
      <style:text-properties style:font-name="Bitstream Vera Sans"/>
    </style:style>
    <style:style style:name="P6"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7" style:family="paragraph" style:parent-style-name="Table_20_Contents">
      <style:paragraph-properties fo:text-align="start" style:justify-single-word="false"/>
      <style:text-properties fo:font-size="9pt" style:font-size-asian="9pt" style:font-size-complex="9pt"/>
    </style:style>
    <style:style style:name="P8" style:family="paragraph" style:parent-style-name="Fließtext">
      <style:text-properties officeooo:paragraph-rsid="0012103c"/>
    </style:style>
    <style:style style:name="P9" style:family="paragraph" style:parent-style-name="Fließtext">
      <style:text-properties officeooo:paragraph-rsid="00134d68"/>
    </style:style>
    <style:style style:name="P10" style:family="paragraph" style:parent-style-name="Fließtext">
      <style:text-properties officeooo:paragraph-rsid="00147c35"/>
    </style:style>
    <style:style style:name="P11" style:family="paragraph" style:parent-style-name="Fließtext">
      <style:text-properties officeooo:paragraph-rsid="0016802f"/>
    </style:style>
    <style:style style:name="P12" style:family="paragraph" style:parent-style-name="Standard" style:list-style-name="L1"/>
    <style:style style:name="P13" style:family="paragraph" style:parent-style-name="Standard">
      <style:paragraph-properties fo:text-align="center" style:justify-single-word="false"/>
      <style:text-properties fo:font-size="14pt" officeooo:paragraph-rsid="001b854d" style:font-size-asian="14pt" style:font-size-complex="14pt"/>
    </style:style>
    <style:style style:name="P14" style:family="paragraph" style:parent-style-name="Standard" style:master-page-name="Deckblatt">
      <style:paragraph-properties fo:text-align="center" style:justify-single-word="false" style:page-number="auto" fo:break-before="page"/>
      <style:text-properties style:font-name="Bitstream Vera Sans" fo:font-size="14pt" fo:font-weight="bold" style:font-size-asian="14pt" style:font-weight-asian="bold" style:font-size-complex="14pt" style:font-weight-complex="bold"/>
    </style:style>
    <style:style style:name="P15" style:family="paragraph" style:parent-style-name="ProjektDoku_3a__20_Ü1">
      <style:text-properties officeooo:paragraph-rsid="00134d68"/>
    </style:style>
    <style:style style:name="P16" style:family="paragraph" style:parent-style-name="ProjektDoku_3a__20_Ü1" style:list-style-name="">
      <style:paragraph-properties fo:line-height="150%" fo:hyphenation-ladder-count="no-limit"/>
      <style:text-properties fo:hyphenate="false"/>
    </style:style>
    <style:style style:name="P17" style:family="paragraph" style:parent-style-name="ProjektDoku_3a__20_Ü1">
      <style:paragraph-properties fo:break-before="page"/>
    </style:style>
    <style:style style:name="P18" style:family="paragraph" style:parent-style-name="ProjektDoku_3a__20_Ü1">
      <style:paragraph-properties fo:break-before="page"/>
      <style:text-properties officeooo:paragraph-rsid="00134d68"/>
    </style:style>
    <style:style style:name="P19" style:family="paragraph" style:parent-style-name="ProjektDoku_3a__20_Ü1">
      <style:paragraph-properties fo:break-before="page"/>
      <style:text-properties officeooo:paragraph-rsid="001b854d"/>
    </style:style>
    <style:style style:name="P20" style:family="paragraph" style:parent-style-name="ProjektDoku_3a__20_Ü2">
      <style:text-properties officeooo:paragraph-rsid="00185e26"/>
    </style:style>
    <style:style style:name="P21" style:family="paragraph" style:parent-style-name="ProjektDoku_3a__20_Ü2">
      <style:text-properties officeooo:paragraph-rsid="0020870a"/>
    </style:style>
    <style:style style:name="P22" style:family="paragraph" style:parent-style-name="ProjektDoku_3a__20_Ü2" style:list-style-name="">
      <style:paragraph-properties fo:line-height="150%" fo:text-align="justify" style:justify-single-word="false" fo:keep-together="always" fo:hyphenation-ladder-count="no-limit"/>
      <style:text-properties fo:hyphenate="false"/>
    </style:style>
    <style:style style:name="P23" style:family="paragraph" style:parent-style-name="ProjektDoku_3a__20_Ü2">
      <style:paragraph-properties fo:break-before="page"/>
    </style:style>
    <style:style style:name="P24" style:family="paragraph" style:parent-style-name="ProjektDoku_3a__20_Ü2">
      <style:paragraph-properties fo:break-before="page"/>
      <style:text-properties officeooo:paragraph-rsid="0016802f"/>
    </style:style>
    <style:style style:name="P25" style:family="paragraph" style:parent-style-name="ProjektDoku_3a__20_Ü2">
      <style:paragraph-properties fo:break-before="page"/>
      <style:text-properties officeooo:paragraph-rsid="00185e26"/>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master-page-name="Standardseite">
      <style:paragraph-properties style:page-number="1"/>
    </style:style>
    <style:style style:name="P29" style:family="paragraph" style:parent-style-name="Fließtext">
      <style:text-properties officeooo:paragraph-rsid="001d2d46"/>
    </style:style>
    <style:style style:name="P30" style:family="paragraph" style:parent-style-name="Fließtext">
      <style:text-properties officeooo:paragraph-rsid="001f25f9"/>
    </style:style>
    <style:style style:name="P31" style:family="paragraph" style:parent-style-name="Fließtext">
      <style:text-properties officeooo:paragraph-rsid="00147c35"/>
    </style:style>
    <style:style style:name="P32" style:family="paragraph" style:parent-style-name="Fließtext">
      <style:text-properties officeooo:paragraph-rsid="0012103c"/>
    </style:style>
    <style:style style:name="P33" style:family="paragraph" style:parent-style-name="Fließtext">
      <style:text-properties fo:font-weight="bold" officeooo:paragraph-rsid="001d2d46" style:font-weight-asian="bold" style:font-weight-complex="bold"/>
    </style:style>
    <style:style style:name="P34" style:family="paragraph" style:parent-style-name="Fließtext">
      <style:paragraph-properties fo:text-align="justify" style:justify-single-word="false"/>
      <style:text-properties fo:font-weight="bold" officeooo:paragraph-rsid="001d2d46" style:font-weight-asian="bold" style:font-weight-complex="bold"/>
    </style:style>
    <style:style style:name="P35" style:family="paragraph" style:parent-style-name="Fließtext">
      <style:text-properties fo:font-weight="normal" officeooo:paragraph-rsid="001d2d46" style:font-weight-asian="normal" style:font-weight-complex="normal"/>
    </style:style>
    <style:style style:name="P36" style:family="paragraph" style:parent-style-name="Fließtext">
      <style:text-properties fo:font-weight="normal" officeooo:rsid="00134d68" officeooo:paragraph-rsid="00134d68" style:font-weight-asian="normal" style:font-weight-complex="normal"/>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01f25f9"/>
    </style:style>
    <style:style style:name="T1" style:family="text">
      <style:text-properties style:font-size-complex="10.5pt"/>
    </style:style>
    <style:style style:name="T2" style:family="text">
      <style:text-properties officeooo:rsid="0012103c" style:font-size-complex="10.5pt"/>
    </style:style>
    <style:style style:name="T3" style:family="text">
      <style:text-properties officeooo:rsid="00134d68" style:font-size-complex="10.5pt"/>
    </style:style>
    <style:style style:name="T4" style:family="text">
      <style:text-properties fo:font-weight="bold" style:font-weight-asian="bold" style:font-weight-complex="bold"/>
    </style:style>
    <style:style style:name="T5" style:family="text">
      <style:text-properties fo:font-weight="bold" officeooo:rsid="001dc4ce" style:font-weight-asian="bold" style:font-weight-complex="bold"/>
    </style:style>
    <style:style style:name="T6" style:family="text">
      <style:text-properties officeooo:rsid="0012103c"/>
    </style:style>
    <style:style style:name="T7" style:family="text">
      <style:text-properties officeooo:rsid="00134d68"/>
    </style:style>
    <style:style style:name="T8" style:family="text">
      <style:text-properties officeooo:rsid="00147c35"/>
    </style:style>
    <style:style style:name="T9" style:family="text">
      <style:text-properties officeooo:rsid="0014d770"/>
    </style:style>
    <style:style style:name="T10" style:family="text">
      <style:text-properties officeooo:rsid="0016802f"/>
    </style:style>
    <style:style style:name="T11" style:family="text">
      <style:text-properties style:font-name="Bitstream Vera Sans"/>
    </style:style>
    <style:style style:name="T12" style:family="text">
      <style:text-properties officeooo:rsid="001b854d"/>
    </style:style>
    <style:style style:name="T13" style:family="text">
      <style:text-properties officeooo:rsid="001d2d46"/>
    </style:style>
    <style:style style:name="T14" style:family="text">
      <style:text-properties officeooo:rsid="001f25f9"/>
    </style:style>
    <style:style style:name="T15" style:family="text">
      <style:text-properties officeooo:rsid="0020870a"/>
    </style:style>
    <style:style style:name="T16" style:family="text">
      <style:text-properties fo:font-weight="normal" officeooo:rsid="0020870a" style:font-weight-asian="normal" style:font-weight-complex="normal"/>
    </style:style>
    <style:style style:name="T17" style:family="text">
      <style:text-properties fo:font-weight="normal" officeooo:rsid="001d2d46"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HK Projektdokumentation</text:p>
      <text:p text:style-name="P3">Fachinformatiker Anwendungsentwicklung</text:p>
      <text:p text:style-name="P5"/>
      <text:p text:style-name="P5"/>
      <text:p text:style-name="P2">U18-Wahlplattform</text:p>
      <text:p text:style-name="P5"/>
      <text:p text:style-name="P5"/>
      <text:p text:style-name="P4">Kai Lorenz</text:p>
      <text:p text:style-name="P4">FIAN 6</text:p>
      <text:p text:style-name="P4">Prüflingsnummer 90481</text:p>
      <text:p text:style-name="P4"/>
      <text:p text:style-name="P4">16. Mai 2013</text:p>
      <text:p text:style-name="P4"/>
      <text:p text:style-name="P4"/>
      <text:p text:style-name="P4"/>
      <text:p text:style-name="P3">Ausbildungsbetrieb</text:p>
      <text:p text:style-name="P4">plus B (Baghdadli &amp; Becker GbR)</text:p>
      <text:p text:style-name="P4">Potsdamer Straße 114</text:p>
      <text:p text:style-name="P13"><text:span text:style-name="T11">10785 Berlin</text:span></text:p>
      <text:table-of-content text:style-name="Sect1" text:name="_TOC0">
        <text:table-of-content-source text:outline-level="6" text:use-outline-level="false" text:use-index-marks="false" text:use-index-source-styles="true" text:relative-tab-stop-position="false">
          <text:index-title-template text:style-name="Contents_20_Heading">Inhaltsverzeichnis</text:index-title-template>
          <text:table-of-content-entry-template text:outline-level="1" text:style-name="">
            <text:index-entry-link-start/>
            <text:index-entry-text/>
            <text:index-entry-link-end/>
            <text:index-entry-tab-stop style:type="right" style:leader-char="."/>
            <text:index-entry-page-number/>
          </text:table-of-content-entry-template>
          <text:table-of-content-entry-template text:outline-level="2" text:style-name="">
            <text:index-entry-span>    </text:index-entry-span>
            <text:index-entry-link-start/>
            <text:index-entry-text/>
            <text:index-entry-link-end/>
            <text:index-entry-tab-stop style:type="right" style:leader-char="."/>
            <text:index-entry-page-number/>
          </text:table-of-content-entry-template>
          <text:table-of-content-entry-template text:outline-level="3" text:style-name="">
            <text:index-entry-link-start/>
            <text:index-entry-text/>
            <text:index-entry-tab-stop style:type="right" style:leader-char="."/>
            <text:index-entry-page-number/>
            <text:index-entry-link-end/>
          </text:table-of-content-entry-template>
          <text:table-of-content-entry-template text:outline-level="4" text:style-name="">
            <text:index-entry-link-start/>
            <text:index-entry-text/>
            <text:index-entry-tab-stop style:type="right" style:leader-char="."/>
            <text:index-entry-page-number/>
            <text:index-entry-link-end/>
          </text:table-of-content-entry-template>
          <text:table-of-content-entry-template text:outline-level="5" text:style-name="">
            <text:index-entry-link-start/>
            <text:index-entry-text/>
            <text:index-entry-tab-stop style:type="right" style:leader-char="."/>
            <text:index-entry-page-number/>
            <text:index-entry-link-end/>
          </text:table-of-content-entry-template>
          <text:table-of-content-entry-template text:outline-level="6" text:style-name="">
            <text:index-entry-link-start/>
            <text:index-entry-text/>
            <text:index-entry-tab-stop style:type="right" style:leader-char="."/>
            <text:index-entry-page-number/>
            <text:index-entry-link-end/>
          </text:table-of-content-entry-template>
          <text:table-of-content-entry-template text:outline-level="7" text:style-name="">
            <text:index-entry-link-start/>
            <text:index-entry-text/>
            <text:index-entry-tab-stop style:type="right" style:leader-char="."/>
            <text:index-entry-page-number/>
            <text:index-entry-link-end/>
          </text:table-of-content-entry-template>
          <text:table-of-content-entry-template text:outline-level="8" text:style-name="">
            <text:index-entry-link-start/>
            <text:index-entry-text/>
            <text:index-entry-tab-stop style:type="right" style:leader-char="."/>
            <text:index-entry-page-number/>
            <text:index-entry-link-end/>
          </text:table-of-content-entry-template>
          <text:table-of-content-entry-template text:outline-level="9" text:style-name="">
            <text:index-entry-link-start/>
            <text:index-entry-text/>
            <text:index-entry-tab-stop style:type="right" style:leader-char="."/>
            <text:index-entry-page-number/>
            <text:index-entry-link-end/>
          </text:table-of-content-entry-template>
          <text:table-of-content-entry-template text:outline-level="10" text:style-name="">
            <text:index-entry-link-start/>
            <text:index-entry-text/>
            <text:index-entry-tab-stop style:type="right" style:leader-char="."/>
            <text:index-entry-page-number/>
            <text:index-entry-link-end/>
          </text:table-of-content-entry-template>
          <text:index-source-styles text:outline-level="1">
            <text:index-source-style text:style-name="ProjektDoku_3a__20_Ü1"/>
          </text:index-source-styles>
          <text:index-source-styles text:outline-level="2">
            <text:index-source-style text:style-name="ProjektDoku_3a__20_Ü2"/>
          </text:index-source-styles>
        </text:table-of-content-source>
        <text:index-body>
          <text:index-title text:style-name="Sect2" text:name="_TOC0_Head">
            <text:h text:style-name="P28" text:outline-level="1">Inhaltsverzeichnis</text:h>
          </text:index-title>
          <text:p text:style-name="P26"><text:a xlink:type="simple" xlink:href="#__RefHeading__480_990239004">1. Projektdefinition</text:a><text:tab/>2</text:p>
          <text:p text:style-name="P27"><text:s text:c="4"/><text:a xlink:type="simple" xlink:href="#__RefHeading__482_990239004">1.1 Projektumfeld</text:a><text:tab/>2</text:p>
          <text:p text:style-name="P27"><text:s text:c="4"/><text:a xlink:type="simple" xlink:href="#__RefHeading__484_990239004">1.2 Kurzform der Aufgabenstellung</text:a><text:tab/>2</text:p>
          <text:p text:style-name="P27"><text:s text:c="4"/><text:a xlink:type="simple" xlink:href="#__RefHeading__486_990239004">1.3 Ist-Analyse</text:a><text:tab/>3</text:p>
          <text:p text:style-name="P27"><text:s text:c="4"/><text:a xlink:type="simple" xlink:href="#__RefHeading__488_990239004">1.4 Soll-Konzept</text:a><text:tab/>3</text:p>
          <text:p text:style-name="P26"><text:a xlink:type="simple" xlink:href="#__RefHeading__494_990239004">2. Projektplanung</text:a><text:tab/>4</text:p>
          <text:p text:style-name="P27"><text:s text:c="4"/><text:a xlink:type="simple" xlink:href="#__RefHeading__496_990239004">2.1 Projektstrukturplan</text:a><text:tab/>4</text:p>
          <text:p text:style-name="P27"><text:s text:c="4"/><text:a xlink:type="simple" xlink:href="#__RefHeading__498_990239004">2.2 Projektphasen mit Zeitplanung</text:a><text:tab/>5</text:p>
          <text:p text:style-name="P27"><text:s text:c="4"/><text:a xlink:type="simple" xlink:href="#__RefHeading__500_990239004">2.3 Kostenplanung</text:a><text:tab/>6</text:p>
          <text:p text:style-name="P26"><text:a xlink:type="simple" xlink:href="#__RefHeading__502_990239004">3. Projektdurchführung</text:a><text:tab/>7</text:p>
          <text:p text:style-name="P27"><text:s text:c="4"/><text:a xlink:type="simple" xlink:href="#__RefHeading__504_990239004">3.1 Aufgabenerfassung</text:a><text:tab/>7</text:p>
          <text:p text:style-name="P27"><text:s text:c="4"/><text:a xlink:type="simple" xlink:href="#__RefHeading__1582_1050685657">3.2 Planung und Entwurf</text:a><text:tab/>7</text:p>
          <text:p text:style-name="P27"><text:s text:c="4"/><text:a xlink:type="simple" xlink:href="#__RefHeading__508_990239004">3.3 Realisierung</text:a><text:tab/>8</text:p>
          <text:p text:style-name="P27"><text:s text:c="4"/><text:a xlink:type="simple" xlink:href="#__RefHeading__1584_1050685657">3.4 Qualitätsmanagement</text:a><text:tab/>10</text:p>
          <text:p text:style-name="P27"><text:s text:c="4"/><text:a xlink:type="simple" xlink:href="#__RefHeading__1586_1050685657">3.5 Abschließende Aufgaben</text:a><text:tab/>10</text:p>
          <text:p text:style-name="P26"><text:a xlink:type="simple" xlink:href="#__RefHeading__1588_1050685657">4. Projektbewertung</text:a><text:tab/>10</text:p>
          <text:p text:style-name="P27"><text:s text:c="4"/><text:a xlink:type="simple" xlink:href="#__RefHeading__558_990239004">4.1 Fazit</text:a><text:tab/>10</text:p>
          <text:p text:style-name="P27"><text:s text:c="4"/><text:a xlink:type="simple" xlink:href="#__RefHeading__560_990239004">4.2 Soll-Ist Vergleich</text:a><text:tab/>10</text:p>
          <text:p text:style-name="P27"><text:s text:c="4"/><text:a xlink:type="simple" xlink:href="#__RefHeading__562_990239004">4.3 Ausblick</text:a><text:tab/>11</text:p>
          <text:p text:style-name="P27"><text:s text:c="4"/><text:a xlink:type="simple" xlink:href="#__RefHeading__1590_1050685657">4.4 Mögliche Verbesserungen</text:a><text:tab/>11</text:p>
          <text:p text:style-name="P26"><text:a xlink:type="simple" xlink:href="#__RefHeading__564_990239004">Glossar</text:a><text:tab/>12</text:p>
        </text:index-body>
      </text:table-of-content>
      <text:p text:style-name="P19"><text:bookmark-start text:name="__RefHeading__480_990239004"/>1. Projektdefinition<text:bookmark-end text:name="__RefHeading__480_990239004"/></text:p>
      <text:p text:style-name="ProjektDoku_3a__20_Ü2"><text:bookmark-start text:name="__RefHeading__482_990239004"/>1.1 Projektumfeld<text:bookmark-end text:name="__RefHeading__482_990239004"/></text:p>
      <text:p text:style-name="P8">Der Ausbildungsbetrieb plus B (Baghdadli-Becker GbR) ist als Webagentur für kleine und mittelständische Unternehmen, sowie für öffentliche Einrichtungen tätig. plus B wurde 2004 von den Diplom-Informatikern Robert Becker und Sascha Baghdadli gegründet. Aktuell beschäftigt plus B fünf Mitarbeiter.</text:p>
      <text:p text:style-name="P8">Das Geschäftsfeld von plus B liegt in OpenSource Content Management Systemen, insbesondere in deren Einrichtung, Implementierung und Weiterentwicklung. Der Fokus wurde dabei in den letzten Jahren auf das System TYPO3 gelegt.</text:p>
      <text:p text:style-name="P8"><text:span text:style-name="Absatz-Standardschriftart"><text:span text:style-name="T1">Der Kunde ist das Deutsche Kinderhilfswerk e.V. und im speziellen das vom Kunden gegründete Projekt U18. U18 ist eine Wahl-Plattform für Kinder und Jugendliche. Neun Tage vor "echten" Wahlen dürfen alle Jugendlichen unter 18 Jahren aller Nationalitäten, unter leicht veränderten Bedingungen, ihre Stimme abgeben. </text:span></text:span><text:span text:style-name="Absatz-Standardschriftart"><text:span text:style-name="T2">Hierzu </text:span></text:span><text:span text:style-name="Absatz-Standardschriftart"><text:span text:style-name="T3">können sich </text:span></text:span><text:span text:style-name="Absatz-Standardschriftart"><text:span text:style-name="T2">Kinder- und Jugendorganisationen als Wahllokal zu einer Wahl an</text:span></text:span><text:span text:style-name="Absatz-Standardschriftart"><text:span text:style-name="T3">melden</text:span></text:span><text:span text:style-name="Absatz-Standardschriftart"><text:span text:style-name="T2">. Die Wahlen werden Vorort durchgeführt und die Wahlergebnisse werden </text:span></text:span><text:span text:style-name="Absatz-Standardschriftart"><text:span text:style-name="T3">von der jeweiligen Organisation </text:span></text:span><text:span text:style-name="Absatz-Standardschriftart"><text:span text:style-name="T2">in das System übertragen, </text:span></text:span><text:span text:style-name="Absatz-Standardschriftart"><text:span text:style-name="T3">wo sie </text:span></text:span><text:span text:style-name="Absatz-Standardschriftart"><text:span text:style-name="T2">schließlich </text:span></text:span><text:span text:style-name="Absatz-Standardschriftart"><text:span text:style-name="T1">ausgewertet und veröffentlicht </text:span></text:span><text:span text:style-name="Absatz-Standardschriftart"><text:span text:style-name="T3">werden</text:span></text:span><text:span text:style-name="Absatz-Standardschriftart"><text:span text:style-name="T1">.</text:span></text:span></text:p>
      <text:p text:style-name="P8">Ziel des Projekts U18 ist es Kindern und Jugendlichen einen Zugang zum Thema Politik zu verschaffen und gleichzeitig die Politik für die Interessen der unter 18-jährigen zu sensibilisieren.</text:p>
      <text:p text:style-name="P8"/>
      <text:p text:style-name="P21">1.2 Kurzform der Aufgabenstellung</text:p>
      <text:p text:style-name="Fließtext">Ziel ist es, die U18-Plattform zukunftssicher und skalierbar zu <text:span text:style-name="T6">erweitern</text:span>, <text:span text:style-name="T6">so</text:span>dass die Initialisierung und Freischaltung neuer Wahlen ohne Programmieraufwand <text:span text:style-name="T6">innerhalb eines Administrationsbereichs </text:span><text:span text:style-name="T7">geschieht</text:span>, <text:span text:style-name="T6">wodurch </text:span>eine <text:span text:style-name="T6">effiziente und </text:span>nachhaltige Nutzung des Systems ermöglicht <text:span text:style-name="T6">wird </text:span><text:span text:style-name="T7">(Skalierbarkeit)</text:span>. </text:p>
      <text:p text:style-name="P8">Als weitere Neuerung ist die Umsetzung eines Servicemoduls geplant. <text:span text:style-name="T6">Dieses soll bestimmten Benutzern ermöglichen, angemeldete Wahllokale zu administrieren </text:span><text:span text:style-name="T7">(Administrierbarkeit)</text:span><text:span text:style-name="T6">. </text:span><text:span text:style-name="T7">Zum Beispiel sollen Passwörter neu gesetzt oder Stammdaten angepasst werden können.</text:span></text:p>
      <text:p text:style-name="P24"><text:bookmark-start text:name="__RefHeading__486_990239004"/>1.3 Ist-Analyse<text:bookmark-end text:name="__RefHeading__486_990239004"/></text:p>
      <text:p text:style-name="P10"><text:span text:style-name="T8">Aktuell gibt es zwei verschiedene Systeme. Zum Einen gibt es ein TYPO3-System als einfache Webseite, in der das U18 Projekt inhaltlich präsentiert wird. Zum anderen gibt es eine Web-Applikation, welches </text:span>mit dem PHP-Framework „Cake“ <text:span text:style-name="T8">implementiert wurde. Hier werden alle Daten zu den Wahllokalen und Wahlen eingegeben</text:span>. </text:p>
      <text:p text:style-name="P10"><text:span text:style-name="T10">Momentan</text:span><text:span text:style-name="T8"> können im </text:span>Verwaltungsbereich <text:span text:style-name="T8">keine</text:span> Wahlen und dazugehörige Parteien in das System <text:span text:style-name="T8">eingepflegt werden</text:span>, so dass diese Aufgabe von einem Programmierer durchgeführt werden muss.</text:p>
      <text:p text:style-name="P10"><text:span text:style-name="T8">Nachdem eine Wahl eingestellt worden ist, </text:span>können sich die Wahllokale zu einer Wahl anmelden. Diese werden geprüft und nach der Wahl zur Ergebniseingabe freigeschaltet. Nachdem die Wahllokale ihre Ergebnisse eingetragen haben, gilt die Wahl als abgeschlossen und es wird eine statistische Auswertung generiert.</text:p>
      <text:p text:style-name="Fließtext">Parallel zur Wahl können Wahllokale Veranstaltungen eintragen, die im Rahmen der U18-Wahl das Thema Wahlen für Minderjährige inhaltlich aufbereiten.</text:p>
      <text:p text:style-name="P10"><text:span text:style-name="T8">Durch die Trennung in zwei verschiedene Systeme, ist es nicht möglich, die Ergebnisse der Wahlen in die eigentliche Webseite einzubinden. Außerdem erlaubt das</text:span> <text:span text:style-name="T8">genutzte</text:span> Datenbankschema nicht, eine Statistik im Bezug auf eine vergangene Wahl zu erstellen. <text:span text:style-name="T8">Darüber hinaus ist die Änderung </text:span><text:span text:style-name="T9">von</text:span><text:span text:style-name="T8"> Passwörter</text:span><text:span text:style-name="T9">n</text:span><text:span text:style-name="T8"> </text:span><text:span text:style-name="T9">der </text:span><text:span text:style-name="T8">Wahllokale </text:span><text:span text:style-name="T9">ausschließlich</text:span><text:span text:style-name="T8"> datenbankseitig möglich, jedoch nicht im Administrationsbereich.</text:span></text:p>
      <text:p text:style-name="P10"><text:span text:style-name="T8"/></text:p>
      <text:h text:style-name="ProjektDoku_3a__20_Ü2" text:outline-level="2"><text:bookmark-start text:name="__RefHeading__488_990239004"/>1.4 Soll-Konzept<text:bookmark-end text:name="__RefHeading__488_990239004"/></text:h>
      <text:p text:style-name="P11">Die zukünftige U18 Wahlplattform soll als TYPO3 Erweiterung Umgesetzt werden, <text:span text:style-name="T10">so dass</text:span> <text:span text:style-name="T10">d</text:span>ie <text:span text:style-name="T10">Wahl und die dazugehörigen Daten, wie zum Beispiel das Wahlergebnis</text:span>, direkt auf der Webseite ausgegeben werden <text:span text:style-name="T10">können</text:span>. Redakteure müssen die Möglichkeit haben neue Wahlen anzulegen ohne das hierfür Programmieraufwand nötig ist <text:span text:style-name="T7">(Skalierbarkeit)</text:span>. Des <text:span text:style-name="T10">W</text:span>eiteren muss es möglich sein bestimmten Benutzergruppen zu erlauben, die Passwörter <text:span text:style-name="T10">und Stammdaten </text:span>der Wahllokale abzuändern <text:span text:style-name="T7">(Administrierbarkeit)</text:span>. Durch das neue Datenbankmodell soll es auch möglich sein, statistische Auswertungen aktueller Wahlen in Bezug auf vergangene Wahlen zu generieren. <text:span text:style-name="T13">Alle Funktionalitäten die das Momentane System bietet, sollen in das neue System übertragen werden.</text:span></text:p>
      <text:p text:style-name="P17"><text:bookmark-start text:name="__RefHeading__494_990239004"/>2. Projektplanung<text:bookmark-end text:name="__RefHeading__494_990239004"/></text:p>
      <text:p text:style-name="ProjektDoku_3a__20_Ü2"><text:bookmark-start text:name="__RefHeading__496_990239004"/>2.1 Projektstrukturplan<text:bookmark-end text:name="__RefHeading__496_990239004"/></text:p>
      <text:list xml:id="list5350636426046769263" text:style-name="L1">
        <text:list-item>
          <text:list>
            <text:list-item>
              <text:p text:style-name="P12"><text:bookmark-start text:name="__RefHeading__531_67869521"/>Aufgabenerfassung<text:bookmark-end text:name="__RefHeading__531_67869521"/></text:p>
              <text:list>
                <text:list-item>
                  <text:p text:style-name="P12"><text:bookmark-start text:name="__RefHeading__533_67869521"/>Erfassung, Ausformulierung und Protokollierung der Anforderungen<text:bookmark-end text:name="__RefHeading__533_67869521"/></text:p>
                </text:list-item>
                <text:list-item>
                  <text:p text:style-name="P12"><text:bookmark-start text:name="__RefHeading__535_67869521"/>Kostenanalyse<text:bookmark-end text:name="__RefHeading__535_67869521"/></text:p>
                </text:list-item>
              </text:list>
            </text:list-item>
            <text:list-item>
              <text:p text:style-name="P12"><text:bookmark-start text:name="__RefHeading__537_67869521"/>Planung und Entwurf<text:bookmark-end text:name="__RefHeading__537_67869521"/></text:p>
              <text:list>
                <text:list-item>
                  <text:p text:style-name="P12"><text:bookmark-start text:name="__RefHeading__539_67869521"/>Planung des Datenbankschemas<text:bookmark-end text:name="__RefHeading__539_67869521"/></text:p>
                </text:list-item>
                <text:list-item>
                  <text:p text:style-name="P12"><text:bookmark-start text:name="__RefHeading__541_67869521"/>Planung der Programmstruktur<text:bookmark-end text:name="__RefHeading__541_67869521"/></text:p>
                </text:list-item>
              </text:list>
            </text:list-item>
            <text:list-item>
              <text:p text:style-name="P12"><text:bookmark-start text:name="__RefHeading__543_67869521"/>Realisierung<text:bookmark-end text:name="__RefHeading__543_67869521"/></text:p>
              <text:list>
                <text:list-item>
                  <text:p text:style-name="P12"><text:bookmark-start text:name="__RefHeading__545_67869521"/>Vorbereiten des Webservers<text:bookmark-end text:name="__RefHeading__545_67869521"/></text:p>
                </text:list-item>
                <text:list-item>
                  <text:p text:style-name="P12"><text:bookmark-start text:name="__RefHeading__547_67869521"/>Installation des CMS (TYPO3)<text:bookmark-end text:name="__RefHeading__547_67869521"/></text:p>
                </text:list-item>
                <text:list-item>
                  <text:p text:style-name="P12"><text:bookmark-start text:name="__RefHeading__549_67869521"/>Installation notwendiger Erweiterungen zur Bereitstellung der Grundstruktur<text:bookmark-end text:name="__RefHeading__549_67869521"/></text:p>
                </text:list-item>
                <text:list-item>
                  <text:p text:style-name="P12"><text:bookmark-start text:name="__RefHeading__551_67869521"/>Entwicklung einer individuellen Erweiterung zur Umsetzung der spezifischen Anforderungen des Projekts<text:bookmark-end text:name="__RefHeading__551_67869521"/></text:p>
                </text:list-item>
                <text:list-item>
                  <text:p text:style-name="P12"><text:bookmark-start text:name="__RefHeading__553_67869521"/>Einrichtung der Benutzergruppen und -berechtigungen<text:bookmark-end text:name="__RefHeading__553_67869521"/></text:p>
                </text:list-item>
              </text:list>
            </text:list-item>
            <text:list-item>
              <text:p text:style-name="P12"><text:bookmark-start text:name="__RefHeading__555_67869521"/>Qualitätsmanagement<text:bookmark-end text:name="__RefHeading__555_67869521"/></text:p>
              <text:list>
                <text:list-item>
                  <text:p text:style-name="P12"><text:bookmark-start text:name="__RefHeading__557_67869521"/>Erstellung und Ausführung von Testszenarien<text:bookmark-end text:name="__RefHeading__557_67869521"/></text:p>
                </text:list-item>
              </text:list>
            </text:list-item>
            <text:list-item>
              <text:p text:style-name="P12"><text:bookmark-start text:name="__RefHeading__559_67869521"/>Dokumentation<text:bookmark-end text:name="__RefHeading__559_67869521"/></text:p>
              <text:list>
                <text:list-item>
                  <text:p text:style-name="P12"><text:bookmark-start text:name="__RefHeading__561_67869521"/>Interne Dokumentation<text:bookmark-end text:name="__RefHeading__561_67869521"/></text:p>
                </text:list-item>
                <text:list-item>
                  <text:p text:style-name="P12"><text:bookmark-start text:name="__RefHeading__563_67869521"/>Quellcode-Dokumentation<text:bookmark-end text:name="__RefHeading__563_67869521"/></text:p>
                </text:list-item>
                <text:list-item>
                  <text:p text:style-name="P12"><text:bookmark-start text:name="__RefHeading__565_67869521"/>IHK-Konforme Projektdokumentation<text:bookmark-end text:name="__RefHeading__565_67869521"/></text:p>
                </text:list-item>
              </text:list>
            </text:list-item>
            <text:list-item>
              <text:p text:style-name="P12"><text:bookmark-start text:name="__RefHeading__567_67869521"/>Abschließende Aufgaben<text:bookmark-end text:name="__RefHeading__567_67869521"/></text:p>
              <text:list>
                <text:list-item>
                  <text:p text:style-name="P12"><text:bookmark-start text:name="__RefHeading__569_67869521"/>Abgabe des Projekts an den Auftraggeber<text:bookmark-end text:name="__RefHeading__569_67869521"/></text:p>
                </text:list-item>
                <text:list-item>
                  <text:p text:style-name="P12"><text:bookmark-start text:name="__RefHeading__571_67869521"/>Fehleridentifikation und -bereinigung<text:bookmark-end text:name="__RefHeading__571_67869521"/></text:p>
                </text:list-item>
                <text:list-item>
                  <text:p text:style-name="P12"><text:bookmark-start text:name="__RefHeading__573_67869521"/>Schulung der Mitarbeiter<text:bookmark-end text:name="__RefHeading__573_67869521"/></text:p>
                </text:list-item>
              </text:list>
            </text:list-item>
          </text:list>
        </text:list-item>
      </text:list>
      <text:p text:style-name="P20"/>
      <text:p text:style-name="P25"><text:bookmark-start text:name="__RefHeading__498_990239004"/>2.2 Projektphasen mit Zeitplanung<text:bookmark-end text:name="__RefHeading__498_990239004"/></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Heading">Hauptaufgabe</text:p>
          </table:table-cell>
          <table:table-cell table:style-name="Tabelle1.B1" office:value-type="string">
            <text:p text:style-name="Table_20_Heading">Teilaufgabe</text:p>
          </table:table-cell>
          <table:table-cell table:style-name="Tabelle1.B1" office:value-type="string">
            <text:p text:style-name="Table_20_Heading">geschätzte Zeit (in Stunden)</text:p>
          </table:table-cell>
        </table:table-row>
        <table:table-row>
          <table:table-cell table:style-name="Tabelle1.A1" office:value-type="string">
            <text:p text:style-name="Table_20_Contents">Aufgabenerfassung</text:p>
          </table:table-cell>
          <table:table-cell table:style-name="Tabelle1.B2" office:value-type="string">
            <text:p text:style-name="Table_20_Contents">Erfassung, Ausformulierung und Protokollierung der Anforderungen</text:p>
          </table:table-cell>
          <table:table-cell table:style-name="Tabelle1.B2" office:value-type="string">
            <text:p text:style-name="Table_20_Contents">5</text:p>
          </table:table-cell>
        </table:table-row>
        <table:table-row>
          <table:table-cell table:style-name="Tabelle1.A1" office:value-type="string">
            <text:p text:style-name="Table_20_Contents"/>
          </table:table-cell>
          <table:table-cell table:style-name="Tabelle1.B2" office:value-type="string">
            <text:p text:style-name="Table_20_Contents">Kostenanalyse</text:p>
          </table:table-cell>
          <table:table-cell table:style-name="Tabelle1.B2" office:value-type="string">
            <text:p text:style-name="Table_20_Contents">2</text:p>
          </table:table-cell>
        </table:table-row>
        <table:table-row>
          <table:table-cell table:style-name="Tabelle1.A1" office:value-type="string">
            <text:p text:style-name="Table_20_Contents">Planung und Entwurf</text:p>
          </table:table-cell>
          <table:table-cell table:style-name="Tabelle1.B2" office:value-type="string">
            <text:p text:style-name="Table_20_Contents">Planung des Datenbankschemas</text:p>
          </table:table-cell>
          <table:table-cell table:style-name="Tabelle1.B2" office:value-type="string">
            <text:p text:style-name="Table_20_Contents">10</text:p>
          </table:table-cell>
        </table:table-row>
        <table:table-row>
          <table:table-cell table:style-name="Tabelle1.A1" office:value-type="string">
            <text:p text:style-name="Table_20_Contents"/>
          </table:table-cell>
          <table:table-cell table:style-name="Tabelle1.B2" office:value-type="string">
            <text:p text:style-name="Table_20_Contents">Planung der Programmstruktur</text:p>
          </table:table-cell>
          <table:table-cell table:style-name="Tabelle1.B2" office:value-type="string">
            <text:p text:style-name="Table_20_Contents">8</text:p>
          </table:table-cell>
        </table:table-row>
        <table:table-row>
          <table:table-cell table:style-name="Tabelle1.A1" office:value-type="string">
            <text:p text:style-name="Table_20_Contents">Realisierung</text:p>
          </table:table-cell>
          <table:table-cell table:style-name="Tabelle1.B2" office:value-type="string">
            <text:p text:style-name="Table_20_Contents">Vorbereitung des Webservers</text:p>
          </table:table-cell>
          <table:table-cell table:style-name="Tabelle1.B2" office:value-type="string">
            <text:p text:style-name="Table_20_Contents">0,5</text:p>
          </table:table-cell>
        </table:table-row>
        <table:table-row>
          <table:table-cell table:style-name="Tabelle1.A1" office:value-type="string">
            <text:p text:style-name="Table_20_Contents"/>
          </table:table-cell>
          <table:table-cell table:style-name="Tabelle1.B2" office:value-type="string">
            <text:p text:style-name="Table_20_Contents">Installation des CMS (TYPO3)</text:p>
          </table:table-cell>
          <table:table-cell table:style-name="Tabelle1.B2" office:value-type="string">
            <text:p text:style-name="Table_20_Contents">0,5</text:p>
          </table:table-cell>
        </table:table-row>
        <table:table-row>
          <table:table-cell table:style-name="Tabelle1.A1" office:value-type="string">
            <text:p text:style-name="Table_20_Contents"/>
          </table:table-cell>
          <table:table-cell table:style-name="Tabelle1.B2" office:value-type="string">
            <text:p text:style-name="Table_20_Contents">Installation notwendiger Erweiterungen zur Bereitstellung der Grundstruktur</text:p>
          </table:table-cell>
          <table:table-cell table:style-name="Tabelle1.B2" office:value-type="string">
            <text:p text:style-name="Table_20_Contents">0,5</text:p>
          </table:table-cell>
        </table:table-row>
        <table:table-row>
          <table:table-cell table:style-name="Tabelle1.A1" office:value-type="string">
            <text:p text:style-name="Table_20_Contents"/>
          </table:table-cell>
          <table:table-cell table:style-name="Tabelle1.B2" office:value-type="string">
            <text:p text:style-name="Table_20_Contents">Entwicklung einer individuellen Erweiterung zur Umsetzung der spezifischen</text:p>
            <text:p text:style-name="Table_20_Contents">Anforderungen des Projekts</text:p>
          </table:table-cell>
          <table:table-cell table:style-name="Tabelle1.B2" office:value-type="string">
            <text:p text:style-name="Table_20_Contents">23</text:p>
          </table:table-cell>
        </table:table-row>
        <table:table-row>
          <table:table-cell table:style-name="Tabelle1.A1" office:value-type="string">
            <text:p text:style-name="Table_20_Contents"/>
          </table:table-cell>
          <table:table-cell table:style-name="Tabelle1.B2" office:value-type="string">
            <text:p text:style-name="Table_20_Contents">Einrichtung der Benutzergruppen und -berechtigungen</text:p>
          </table:table-cell>
          <table:table-cell table:style-name="Tabelle1.B2" office:value-type="string">
            <text:p text:style-name="Table_20_Contents">2</text:p>
          </table:table-cell>
        </table:table-row>
        <table:table-row>
          <table:table-cell table:style-name="Tabelle1.A1" office:value-type="string">
            <text:p text:style-name="Table_20_Contents">Qualitätsmanagement</text:p>
          </table:table-cell>
          <table:table-cell table:style-name="Tabelle1.B2" office:value-type="string">
            <text:p text:style-name="Table_20_Contents">Erstellung und Ausführung von Testszenarien</text:p>
          </table:table-cell>
          <table:table-cell table:style-name="Tabelle1.B2" office:value-type="string">
            <text:p text:style-name="Table_20_Contents">2</text:p>
          </table:table-cell>
        </table:table-row>
        <table:table-row>
          <table:table-cell table:style-name="Tabelle1.A1" office:value-type="string">
            <text:p text:style-name="Table_20_Contents">Dokumentation</text:p>
          </table:table-cell>
          <table:table-cell table:style-name="Tabelle1.B2" office:value-type="string">
            <text:p text:style-name="Table_20_Contents">Interne Dokumentation</text:p>
          </table:table-cell>
          <table:table-cell table:style-name="Tabelle1.B2" office:value-type="string">
            <text:p text:style-name="Table_20_Contents">2</text:p>
          </table:table-cell>
        </table:table-row>
        <table:table-row>
          <table:table-cell table:style-name="Tabelle1.A1" office:value-type="string">
            <text:p text:style-name="Table_20_Contents"/>
          </table:table-cell>
          <table:table-cell table:style-name="Tabelle1.B2" office:value-type="string">
            <text:p text:style-name="Table_20_Contents">Quellcode-Dokumentation</text:p>
          </table:table-cell>
          <table:table-cell table:style-name="Tabelle1.B2" office:value-type="string">
            <text:p text:style-name="Table_20_Contents">1</text:p>
          </table:table-cell>
        </table:table-row>
        <table:table-row>
          <table:table-cell table:style-name="Tabelle1.A1" office:value-type="string">
            <text:p text:style-name="Table_20_Contents"/>
          </table:table-cell>
          <table:table-cell table:style-name="Tabelle1.B2" office:value-type="string">
            <text:p text:style-name="Table_20_Contents">IHK-konforme Projektdokumentation</text:p>
          </table:table-cell>
          <table:table-cell table:style-name="Tabelle1.B2" office:value-type="string">
            <text:p text:style-name="Table_20_Contents">7</text:p>
          </table:table-cell>
        </table:table-row>
        <table:table-row>
          <table:table-cell table:style-name="Tabelle1.A1" office:value-type="string">
            <text:p text:style-name="Table_20_Contents">Abschließende Aufgaben</text:p>
          </table:table-cell>
          <table:table-cell table:style-name="Tabelle1.B2" office:value-type="string">
            <text:p text:style-name="Table_20_Contents">Abgabe des Projekts an den Auftraggeber</text:p>
          </table:table-cell>
          <table:table-cell table:style-name="Tabelle1.B2" office:value-type="string">
            <text:p text:style-name="Table_20_Contents">0,5</text:p>
          </table:table-cell>
        </table:table-row>
        <table:table-row>
          <table:table-cell table:style-name="Tabelle1.A1" office:value-type="string">
            <text:p text:style-name="Table_20_Contents"/>
          </table:table-cell>
          <table:table-cell table:style-name="Tabelle1.B2" office:value-type="string">
            <text:p text:style-name="Table_20_Contents">Fehleridentifikation und -bereinigung</text:p>
          </table:table-cell>
          <table:table-cell table:style-name="Tabelle1.B2" office:value-type="string">
            <text:p text:style-name="Table_20_Contents">3</text:p>
          </table:table-cell>
        </table:table-row>
        <table:table-row>
          <table:table-cell table:style-name="Tabelle1.A1" office:value-type="string">
            <text:p text:style-name="Table_20_Contents"/>
          </table:table-cell>
          <table:table-cell table:style-name="Tabelle1.B2" office:value-type="string">
            <text:p text:style-name="Table_20_Contents">Schulung der Mitarbeiter</text:p>
          </table:table-cell>
          <table:table-cell table:style-name="Tabelle1.B2" office:value-type="string">
            <text:p text:style-name="Table_20_Contents">2</text:p>
          </table:table-cell>
        </table:table-row>
      </table:table>
      <text:p text:style-name="ProjektDoku_3a__20_Ü2"/>
      <text:p text:style-name="P23"><text:bookmark-start text:name="__RefHeading__500_990239004"/>2.3 Kostenplanung<text:bookmark-end text:name="__RefHeading__500_990239004"/></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Table_20_Heading">Hauptaufgabe</text:p>
            </table:table-cell>
            <table:table-cell table:style-name="Tabelle2.B1" office:value-type="string">
              <text:p text:style-name="Table_20_Heading">Teilaufgabe</text:p>
            </table:table-cell>
            <table:table-cell table:style-name="Tabelle2.B1" office:value-type="string">
              <text:p text:style-name="Table_20_Heading">Anzahl</text:p>
              <text:p text:style-name="Table_20_Heading">Stunden</text:p>
            </table:table-cell>
            <table:table-cell table:style-name="Tabelle2.B1" office:value-type="string">
              <text:p text:style-name="Table_20_Heading">Stunden-satz in €</text:p>
            </table:table-cell>
            <table:table-cell table:style-name="Tabelle2.B1" office:value-type="string">
              <text:p text:style-name="Table_20_Heading">Summe in €</text:p>
            </table:table-cell>
          </table:table-row>
        </table:table-header-rows>
        <table:table-row>
          <table:table-cell table:style-name="Tabelle2.A1" office:value-type="string">
            <text:p text:style-name="Table_20_Contents">Aufgabenerfassung</text:p>
          </table:table-cell>
          <table:table-cell table:style-name="Tabelle2.B1" office:value-type="string">
            <text:p text:style-name="Table_20_Contents">Erfassung, Ausformulierung und Protokollierung der Anforderungen</text:p>
          </table:table-cell>
          <table:table-cell table:style-name="Tabelle2.B1" office:value-type="string">
            <text:p text:style-name="Table_20_Contents">5</text:p>
          </table:table-cell>
          <table:table-cell table:style-name="Tabelle2.B1" office:value-type="string">
            <text:p text:style-name="Table_20_Contents">60</text:p>
          </table:table-cell>
          <table:table-cell table:style-name="Tabelle2.B1" office:value-type="string">
            <text:p text:style-name="Table_20_Contents">300</text:p>
          </table:table-cell>
        </table:table-row>
        <table:table-row>
          <table:table-cell table:style-name="Tabelle2.A1" office:value-type="string">
            <text:p text:style-name="Table_20_Contents"/>
          </table:table-cell>
          <table:table-cell table:style-name="Tabelle2.B1" office:value-type="string">
            <text:p text:style-name="Table_20_Contents">Kostenanalyse</text:p>
          </table:table-cell>
          <table:table-cell table:style-name="Tabelle2.B1" office:value-type="string">
            <text:p text:style-name="Table_20_Contents">2</text:p>
          </table:table-cell>
          <table:table-cell table:style-name="Tabelle2.B1" office:value-type="string">
            <text:p text:style-name="Table_20_Contents">60</text:p>
          </table:table-cell>
          <table:table-cell table:style-name="Tabelle2.B1" office:value-type="string">
            <text:p text:style-name="Table_20_Contents">120</text:p>
          </table:table-cell>
        </table:table-row>
        <table:table-row>
          <table:table-cell table:style-name="Tabelle2.A1" office:value-type="string">
            <text:p text:style-name="Table_20_Contents">Planung und Entwurf</text:p>
          </table:table-cell>
          <table:table-cell table:style-name="Tabelle2.B1" office:value-type="string">
            <text:p text:style-name="Table_20_Contents">Planung des Datenbankschemas</text:p>
          </table:table-cell>
          <table:table-cell table:style-name="Tabelle2.B1" office:value-type="string">
            <text:p text:style-name="Table_20_Contents">10</text:p>
          </table:table-cell>
          <table:table-cell table:style-name="Tabelle2.B1" office:value-type="string">
            <text:p text:style-name="Table_20_Contents">60</text:p>
          </table:table-cell>
          <table:table-cell table:style-name="Tabelle2.B1" office:value-type="string">
            <text:p text:style-name="Table_20_Contents">600</text:p>
          </table:table-cell>
        </table:table-row>
        <table:table-row>
          <table:table-cell table:style-name="Tabelle2.A1" office:value-type="string">
            <text:p text:style-name="Table_20_Contents"/>
          </table:table-cell>
          <table:table-cell table:style-name="Tabelle2.B1" office:value-type="string">
            <text:p text:style-name="Table_20_Contents">Planung der Programmstruktur</text:p>
          </table:table-cell>
          <table:table-cell table:style-name="Tabelle2.B1" office:value-type="string">
            <text:p text:style-name="Table_20_Contents">8</text:p>
          </table:table-cell>
          <table:table-cell table:style-name="Tabelle2.B1" office:value-type="string">
            <text:p text:style-name="Table_20_Contents">60</text:p>
          </table:table-cell>
          <table:table-cell table:style-name="Tabelle2.B1" office:value-type="string">
            <text:p text:style-name="Table_20_Contents">480</text:p>
          </table:table-cell>
        </table:table-row>
        <table:table-row>
          <table:table-cell table:style-name="Tabelle2.A1" office:value-type="string">
            <text:p text:style-name="Table_20_Contents">Realisierung</text:p>
          </table:table-cell>
          <table:table-cell table:style-name="Tabelle2.B1" office:value-type="string">
            <text:p text:style-name="Table_20_Contents">Vorbereitung des Webservers</text:p>
          </table:table-cell>
          <table:table-cell table:style-name="Tabelle2.B1" office:value-type="string">
            <text:p text:style-name="Table_20_Contents">0,5</text:p>
          </table:table-cell>
          <table:table-cell table:style-name="Tabelle2.B1" office:value-type="string">
            <text:p text:style-name="Table_20_Contents">60</text:p>
          </table:table-cell>
          <table:table-cell table:style-name="Tabelle2.B1" office:value-type="string">
            <text:p text:style-name="Table_20_Contents">30</text:p>
          </table:table-cell>
        </table:table-row>
        <table:table-row>
          <table:table-cell table:style-name="Tabelle2.A1" office:value-type="string">
            <text:p text:style-name="Table_20_Contents"/>
          </table:table-cell>
          <table:table-cell table:style-name="Tabelle2.B1" office:value-type="string">
            <text:p text:style-name="Table_20_Contents">Installation des CMS (TYPO3)</text:p>
          </table:table-cell>
          <table:table-cell table:style-name="Tabelle2.B1" office:value-type="string">
            <text:p text:style-name="Table_20_Contents">0,5</text:p>
          </table:table-cell>
          <table:table-cell table:style-name="Tabelle2.B1" office:value-type="string">
            <text:p text:style-name="Table_20_Contents">60</text:p>
          </table:table-cell>
          <table:table-cell table:style-name="Tabelle2.B1" office:value-type="string">
            <text:p text:style-name="Table_20_Contents">30</text:p>
          </table:table-cell>
        </table:table-row>
        <table:table-row>
          <table:table-cell table:style-name="Tabelle2.A1" office:value-type="string">
            <text:p text:style-name="Table_20_Contents"/>
          </table:table-cell>
          <table:table-cell table:style-name="Tabelle2.B1" office:value-type="string">
            <text:p text:style-name="Table_20_Contents">Installation notwendiger Erweiterungen zur Bereitstellung der Grundstruktur</text:p>
          </table:table-cell>
          <table:table-cell table:style-name="Tabelle2.B1" office:value-type="string">
            <text:p text:style-name="Table_20_Contents">0,5</text:p>
          </table:table-cell>
          <table:table-cell table:style-name="Tabelle2.B1" office:value-type="string">
            <text:p text:style-name="Table_20_Contents">60</text:p>
          </table:table-cell>
          <table:table-cell table:style-name="Tabelle2.B1" office:value-type="string">
            <text:p text:style-name="Table_20_Contents">30</text:p>
          </table:table-cell>
        </table:table-row>
        <table:table-row>
          <table:table-cell table:style-name="Tabelle2.A1" office:value-type="string">
            <text:p text:style-name="Table_20_Contents"/>
          </table:table-cell>
          <table:table-cell table:style-name="Tabelle2.B1" office:value-type="string">
            <text:p text:style-name="Table_20_Contents">Entwicklung einer individuellen Erweiterung zur Umsetzung der spezifischen</text:p>
            <text:p text:style-name="Table_20_Contents">Anforderungen des Projekts</text:p>
          </table:table-cell>
          <table:table-cell table:style-name="Tabelle2.B1" office:value-type="string">
            <text:p text:style-name="Table_20_Contents">23</text:p>
          </table:table-cell>
          <table:table-cell table:style-name="Tabelle2.B1" office:value-type="string">
            <text:p text:style-name="Table_20_Contents">60</text:p>
          </table:table-cell>
          <table:table-cell table:style-name="Tabelle2.B1" office:value-type="string">
            <text:p text:style-name="Table_20_Contents">1380</text:p>
          </table:table-cell>
        </table:table-row>
        <table:table-row>
          <table:table-cell table:style-name="Tabelle2.A1" office:value-type="string">
            <text:p text:style-name="Table_20_Contents"/>
          </table:table-cell>
          <table:table-cell table:style-name="Tabelle2.B1" office:value-type="string">
            <text:p text:style-name="Table_20_Contents">Einrichtung der Benutzergruppen und -berechtigungen</text:p>
          </table:table-cell>
          <table:table-cell table:style-name="Tabelle2.B1" office:value-type="string">
            <text:p text:style-name="Table_20_Contents">2</text:p>
          </table:table-cell>
          <table:table-cell table:style-name="Tabelle2.B1" office:value-type="string">
            <text:p text:style-name="Table_20_Contents">60</text:p>
          </table:table-cell>
          <table:table-cell table:style-name="Tabelle2.B1" office:value-type="string">
            <text:p text:style-name="Table_20_Contents">120</text:p>
          </table:table-cell>
        </table:table-row>
        <table:table-row>
          <table:table-cell table:style-name="Tabelle2.A1" office:value-type="string">
            <text:p text:style-name="Table_20_Contents">Qualitätsmanagement</text:p>
          </table:table-cell>
          <table:table-cell table:style-name="Tabelle2.B1" office:value-type="string">
            <text:p text:style-name="Table_20_Contents">Erstellung und Ausführung von Testszenarien</text:p>
          </table:table-cell>
          <table:table-cell table:style-name="Tabelle2.B1" office:value-type="string">
            <text:p text:style-name="Table_20_Contents">2</text:p>
          </table:table-cell>
          <table:table-cell table:style-name="Tabelle2.B1" office:value-type="string">
            <text:p text:style-name="Table_20_Contents">60</text:p>
          </table:table-cell>
          <table:table-cell table:style-name="Tabelle2.B1" office:value-type="string">
            <text:p text:style-name="Table_20_Contents">120</text:p>
          </table:table-cell>
        </table:table-row>
        <table:table-row>
          <table:table-cell table:style-name="Tabelle2.A1" office:value-type="string">
            <text:p text:style-name="Table_20_Contents">Dokumentation</text:p>
          </table:table-cell>
          <table:table-cell table:style-name="Tabelle2.B1" office:value-type="string">
            <text:p text:style-name="Table_20_Contents">Interne Dokumentation</text:p>
          </table:table-cell>
          <table:table-cell table:style-name="Tabelle2.B1" office:value-type="string">
            <text:p text:style-name="Table_20_Contents">2</text:p>
          </table:table-cell>
          <table:table-cell table:style-name="Tabelle2.B1" office:value-type="string">
            <text:p text:style-name="Table_20_Contents">60</text:p>
          </table:table-cell>
          <table:table-cell table:style-name="Tabelle2.B1" office:value-type="string">
            <text:p text:style-name="Table_20_Contents">120</text:p>
          </table:table-cell>
        </table:table-row>
        <table:table-row>
          <table:table-cell table:style-name="Tabelle2.A1" office:value-type="string">
            <text:p text:style-name="Table_20_Contents"/>
          </table:table-cell>
          <table:table-cell table:style-name="Tabelle2.B1" office:value-type="string">
            <text:p text:style-name="Table_20_Contents">Quellcode-Dokumentation</text:p>
          </table:table-cell>
          <table:table-cell table:style-name="Tabelle2.B1" office:value-type="string">
            <text:p text:style-name="Table_20_Contents">1</text:p>
          </table:table-cell>
          <table:table-cell table:style-name="Tabelle2.B1" office:value-type="string">
            <text:p text:style-name="Table_20_Contents">60</text:p>
          </table:table-cell>
          <table:table-cell table:style-name="Tabelle2.B1" office:value-type="string">
            <text:p text:style-name="Table_20_Contents">60</text:p>
          </table:table-cell>
        </table:table-row>
        <table:table-row>
          <table:table-cell table:style-name="Tabelle2.A1" office:value-type="string">
            <text:p text:style-name="Table_20_Contents"/>
          </table:table-cell>
          <table:table-cell table:style-name="Tabelle2.B1" office:value-type="string">
            <text:p text:style-name="Table_20_Contents">IHK-konforme Projektdokumentation</text:p>
          </table:table-cell>
          <table:table-cell table:style-name="Tabelle2.B1" office:value-type="string">
            <text:p text:style-name="Table_20_Contents">7</text:p>
          </table:table-cell>
          <table:table-cell table:style-name="Tabelle2.B1" office:value-type="string">
            <text:p text:style-name="Table_20_Contents">60</text:p>
          </table:table-cell>
          <table:table-cell table:style-name="Tabelle2.B1" office:value-type="string">
            <text:p text:style-name="Table_20_Contents">420</text:p>
          </table:table-cell>
        </table:table-row>
        <table:table-row>
          <table:table-cell table:style-name="Tabelle2.A1" office:value-type="string">
            <text:p text:style-name="Table_20_Contents">Abschließende Aufgaben</text:p>
          </table:table-cell>
          <table:table-cell table:style-name="Tabelle2.B1" office:value-type="string">
            <text:p text:style-name="Table_20_Contents">Abgabe des Projekts an den Auftraggeber</text:p>
          </table:table-cell>
          <table:table-cell table:style-name="Tabelle2.B1" office:value-type="string">
            <text:p text:style-name="Table_20_Contents">0,5</text:p>
          </table:table-cell>
          <table:table-cell table:style-name="Tabelle2.B1" office:value-type="string">
            <text:p text:style-name="Table_20_Contents">60</text:p>
          </table:table-cell>
          <table:table-cell table:style-name="Tabelle2.B1" office:value-type="string">
            <text:p text:style-name="Table_20_Contents">30</text:p>
          </table:table-cell>
        </table:table-row>
        <table:table-row>
          <table:table-cell table:style-name="Tabelle2.A1" office:value-type="string">
            <text:p text:style-name="Table_20_Contents"/>
          </table:table-cell>
          <table:table-cell table:style-name="Tabelle2.B1" office:value-type="string">
            <text:p text:style-name="Table_20_Contents">Fehleridentifikation und -bereinigung</text:p>
          </table:table-cell>
          <table:table-cell table:style-name="Tabelle2.B1" office:value-type="string">
            <text:p text:style-name="Table_20_Contents">3</text:p>
          </table:table-cell>
          <table:table-cell table:style-name="Tabelle2.B1" office:value-type="string">
            <text:p text:style-name="Table_20_Contents">60</text:p>
          </table:table-cell>
          <table:table-cell table:style-name="Tabelle2.B1" office:value-type="string">
            <text:p text:style-name="Table_20_Contents">180</text:p>
          </table:table-cell>
        </table:table-row>
        <table:table-row>
          <table:table-cell table:style-name="Tabelle2.A1" office:value-type="string">
            <text:p text:style-name="Table_20_Contents"/>
          </table:table-cell>
          <table:table-cell table:style-name="Tabelle2.B1" office:value-type="string">
            <text:p text:style-name="Table_20_Contents">Schulung der Mitarbeiter</text:p>
          </table:table-cell>
          <table:table-cell table:style-name="Tabelle2.B1" office:value-type="string">
            <text:p text:style-name="Table_20_Contents">2</text:p>
          </table:table-cell>
          <table:table-cell table:style-name="Tabelle2.B1" office:value-type="string">
            <text:p text:style-name="Table_20_Contents">60</text:p>
          </table:table-cell>
          <table:table-cell table:style-name="Tabelle2.B1" office:value-type="string">
            <text:p text:style-name="Table_20_Contents">120</text:p>
          </table:table-cell>
        </table:table-row>
        <table:table-row>
          <table:table-cell table:style-name="Tabelle2.A18" office:value-type="string">
            <text:p text:style-name="P37">Gesamt</text:p>
          </table:table-cell>
          <table:table-cell table:style-name="Tabelle2.B18" office:value-type="string">
            <text:p text:style-name="P37"/>
          </table:table-cell>
          <table:table-cell table:style-name="Tabelle2.B18" office:value-type="string">
            <text:p text:style-name="P37">69</text:p>
          </table:table-cell>
          <table:table-cell table:style-name="Tabelle2.B18" office:value-type="string">
            <text:p text:style-name="P37">60</text:p>
          </table:table-cell>
          <table:table-cell table:style-name="Tabelle2.B18" office:value-type="string">
            <text:p text:style-name="P37">4140</text:p>
          </table:table-cell>
        </table:table-row>
      </table:table>
      <text:p text:style-name="P16"/>
      <text:p text:style-name="P17"><text:bookmark-start text:name="__RefHeading__502_990239004"/>3. Projektdurchführung<text:bookmark-end text:name="__RefHeading__502_990239004"/></text:p>
      <text:p text:style-name="ProjektDoku_3a__20_Ü2"><text:bookmark-start text:name="__RefHeading__504_990239004"/>3.1 Aufgabenerfassung<text:bookmark-end text:name="__RefHeading__504_990239004"/></text:p>
      <text:p text:style-name="Fließtext"><text:span text:style-name="Absatz-Standardschriftart"><text:span text:style-name="T5">Z</text:span></text:span><text:span text:style-name="Absatz-Standardschriftart"><text:span text:style-name="T4">eitaufwand: </text:span></text:span>7h</text:p>
      <text:p text:style-name="Fließtext"/>
      <text:p text:style-name="Fließtext">Für die Aufgabenerfassung diente das Lastenheft als Vorlage. Alle relevanten Aufgaben konnten daraus abgeleitet werden.</text:p>
      <text:p text:style-name="Fließtext"/>
      <text:p text:style-name="ProjektDoku_3a__20_Ü2"><text:bookmark-start text:name="__RefHeading__1582_1050685657"/>3.2 Planung und Entwurf<text:bookmark-end text:name="__RefHeading__1582_1050685657"/></text:p>
      <text:p text:style-name="Fließtext"><text:span text:style-name="Absatz-Standardschriftart"><text:span text:style-name="T4">Zeitaufwand:</text:span></text:span> 18h</text:p>
      <text:p text:style-name="Fließtext"/>
      <text:p text:style-name="Fließtext">Aufgrund des Lastenheftes wurden in mehreren Meetings das Datenbanklayout und eine grobe Programmstruktur entworfen.</text:p>
      <text:p text:style-name="Fließtext">Des weiteren sollte evaluiert werden welches Erweiterungsframework für die Umsetzung der spezifischen Erweiterung genutzt wird.</text:p>
      <text:p text:style-name="Fließtext">Zur Auswahl stehen bei TYPO3 „piBase“ und „extBase“. Im Folgenden werden verschiedene Eigenschaften beider Frameworks vorgestellt:</text:p>
      <text:p text:style-name="Fließtext"/>
      <table:table table:name="Tabelle3" table:style-name="Tabelle3">
        <table:table-column table:style-name="Tabelle3.A"/>
        <table:table-column table:style-name="Tabelle3.B"/>
        <table:table-column table:style-name="Tabelle3.C"/>
        <table:table-row>
          <table:table-cell table:style-name="Tabelle3.A1" office:value-type="string">
            <text:p text:style-name="P6"/>
          </table:table-cell>
          <table:table-cell table:style-name="Tabelle3.A1" office:value-type="string">
            <text:p text:style-name="P6">piBase</text:p>
          </table:table-cell>
          <table:table-cell table:style-name="Tabelle3.C1" office:value-type="string">
            <text:p text:style-name="P6">extBase</text:p>
          </table:table-cell>
        </table:table-row>
        <table:table-row>
          <table:table-cell table:style-name="Tabelle3.A2" office:value-type="string">
            <text:p text:style-name="P6">Erweiterbarkeit</text:p>
          </table:table-cell>
          <table:table-cell table:style-name="Tabelle3.A2" office:value-type="string">
            <text:p text:style-name="P7">Ausreichend</text:p>
          </table:table-cell>
          <table:table-cell table:style-name="Tabelle3.C2" office:value-type="string">
            <text:p text:style-name="P7">Sehr Gut</text:p>
          </table:table-cell>
        </table:table-row>
        <table:table-row>
          <table:table-cell table:style-name="Tabelle3.A2" office:value-type="string">
            <text:p text:style-name="P6">Performance</text:p>
          </table:table-cell>
          <table:table-cell table:style-name="Tabelle3.A2" office:value-type="string">
            <text:p text:style-name="P7">Gut</text:p>
          </table:table-cell>
          <table:table-cell table:style-name="Tabelle3.C2" office:value-type="string">
            <text:p text:style-name="P7">Gut</text:p>
          </table:table-cell>
        </table:table-row>
        <table:table-row>
          <table:table-cell table:style-name="Tabelle3.A2" office:value-type="string">
            <text:p text:style-name="P6">Übersichtlichkeit</text:p>
          </table:table-cell>
          <table:table-cell table:style-name="Tabelle3.A2" office:value-type="string">
            <text:p text:style-name="P7">Mangelhaft</text:p>
          </table:table-cell>
          <table:table-cell table:style-name="Tabelle3.C2" office:value-type="string">
            <text:p text:style-name="P7">Sehr Gut</text:p>
          </table:table-cell>
        </table:table-row>
        <table:table-row>
          <table:table-cell table:style-name="Tabelle3.A2" office:value-type="string">
            <text:p text:style-name="P6">Programmierarchitektur</text:p>
          </table:table-cell>
          <table:table-cell table:style-name="Tabelle3.A2" office:value-type="string">
            <text:p text:style-name="P7">Benutzerdefiniert</text:p>
          </table:table-cell>
          <table:table-cell table:style-name="Tabelle3.C2" office:value-type="string">
            <text:p text:style-name="P7">Modell-View-Controller (MVC)</text:p>
          </table:table-cell>
        </table:table-row>
        <table:table-row>
          <table:table-cell table:style-name="Tabelle3.A2" office:value-type="string">
            <text:p text:style-name="P6">Zeitaufwand für Umsetzung</text:p>
          </table:table-cell>
          <table:table-cell table:style-name="Tabelle3.A2" office:value-type="string">
            <text:p text:style-name="P7">Hoch</text:p>
          </table:table-cell>
          <table:table-cell table:style-name="Tabelle3.C2" office:value-type="string">
            <text:p text:style-name="P7">Niedrig</text:p>
          </table:table-cell>
        </table:table-row>
        <table:table-row>
          <table:table-cell table:style-name="Tabelle3.A2" office:value-type="string">
            <text:p text:style-name="P6">Wartbarkeit</text:p>
          </table:table-cell>
          <table:table-cell table:style-name="Tabelle3.A2" office:value-type="string">
            <text:p text:style-name="P7">Ungenügend</text:p>
          </table:table-cell>
          <table:table-cell table:style-name="Tabelle3.C2" office:value-type="string">
            <text:p text:style-name="P7">Gut</text:p>
          </table:table-cell>
        </table:table-row>
        <table:table-row>
          <table:table-cell table:style-name="Tabelle3.A2" office:value-type="string">
            <text:p text:style-name="P6">Testbarkeit</text:p>
          </table:table-cell>
          <table:table-cell table:style-name="Tabelle3.A2" office:value-type="string">
            <text:p text:style-name="P7">Mangelhaft</text:p>
          </table:table-cell>
          <table:table-cell table:style-name="Tabelle3.C2" office:value-type="string">
            <text:p text:style-name="P7">Sehr Gut</text:p>
          </table:table-cell>
        </table:table-row>
        <table:table-row>
          <table:table-cell table:style-name="Tabelle3.A2" office:value-type="string">
            <text:p text:style-name="P6">Wiederverwendbarkeit</text:p>
          </table:table-cell>
          <table:table-cell table:style-name="Tabelle3.A2" office:value-type="string">
            <text:p text:style-name="P7">Ausreichend</text:p>
          </table:table-cell>
          <table:table-cell table:style-name="Tabelle3.C2" office:value-type="string">
            <text:p text:style-name="P7">Sehr Gut</text:p>
          </table:table-cell>
        </table:table-row>
        <table:table-row>
          <table:table-cell table:style-name="Tabelle3.A2" office:value-type="string">
            <text:p text:style-name="P6">Zukunftssicher</text:p>
          </table:table-cell>
          <table:table-cell table:style-name="Tabelle3.A2" office:value-type="string">
            <text:p text:style-name="P7">Nein</text:p>
          </table:table-cell>
          <table:table-cell table:style-name="Tabelle3.C2" office:value-type="string">
            <text:p text:style-name="P7">Ja</text:p>
          </table:table-cell>
        </table:table-row>
      </table:table>
      <text:p text:style-name="Fließtext"/>
      <text:p text:style-name="Fließtext">Aufgrund der immensen Vorteile fiel die Entscheidung auf „extBase“.</text:p>
      <text:p text:style-name="P22"/>
      <text:p text:style-name="P23"><text:bookmark-start text:name="__RefHeading__508_990239004"/>3.3 Realisierung<text:bookmark-end text:name="__RefHeading__508_990239004"/></text:p>
      <text:p text:style-name="Fließtext"><text:span text:style-name="Absatz-Standardschriftart"><text:span text:style-name="T4">Zeitaufwand: </text:span></text:span>26,5h</text:p>
      <text:p text:style-name="Fließtext"/>
      <text:p text:style-name="Fließtext">Erste Aufgabe war es den neuen Webserver des Kunden einzurichten. Dazu wurde eine neue Domain bestellt und diese auf den Webserver geleitet. Nachdem dies geschehen war, wurde das TYPO3-System installiert und die alte Website importiert.</text:p>
      <text:p text:style-name="Fließtext">Anschließend wurden die notwendigen Erweiterungen Installiert, die für die spezifische Erweiterung unerlässlich waren.</text:p>
      <text:p text:style-name="Fließtext">Daraufhin konnte die spezifische Erweiterung programmiert werden.</text:p>
      <text:p text:style-name="Fließtext">Als Erstes wurden dabei die Wahlen implementiert. Da diese vom Administrator im TYPO3-Backend erstellt werden, wurde im Frontend eine reine Listenausgabe programmiert.</text:p>
      <text:p text:style-name="Fließtext">Danach wurde die vorher installierte Erweiterung „sr_feuser_register“ so angepasst, dass sich Benutzer direkt für eine Wahl anmelden können und als Wahllokal abgespeichert werden.</text:p>
      <text:p text:style-name="Fließtext">Anschließend wurde die Wahllokalliste programmiert, die über die Liste der Wahlen erreichbar ist. Über diese Liste können die dazu berechtigten Benutzergruppen Wahllokale prüfen und gegebenenfalls Anpassungen durchführen.</text:p>
      <text:p text:style-name="Fließtext">Als Nächstes wurde die Zuweisung der Parteien zur Wahl programmiert. Diese ist auch über die Liste der Wahlen erreichbar und gibt den dazu berechtigten Benutzergruppen die Möglichkeit, die zur Wahl stehenden Parteien mit dieser zu verknüpfen und einen neuen Namen zuzuweisen (ggf. auch per Bundesland).</text:p>
      <text:p text:style-name="Fließtext">Danach wurde die Möglichkeit programmiert, Wahlkreise anzulegen und sie mit Wahllokalen zu verknüpfen. Das Anlegen geschieht auch in der Liste der Wahlen und wird pro Wahl vorgenommen. Um die Verknüpfung mit einem Wahlkreis zu ermöglichen, musste die Wahllokalbearbeitung angepasst werden.</text:p>
      <text:p text:style-name="Fließtext"/>
      <text:p text:style-name="Fließtext"><text:bookmark-start text:name="__RefHeading__510_990239004"/>Abschließend wurden die für das Projekt relevanten Benutzergruppen im TYPO3 eingerichtet.<text:bookmark-end text:name="__RefHeading__510_990239004"/></text:p>
      <text:p text:style-name="P22"/>
      <text:p text:style-name="P23"><text:bookmark-start text:name="__RefHeading__1584_1050685657"/>3.4 Qualitätsmanagement<text:bookmark-end text:name="__RefHeading__1584_1050685657"/></text:p>
      <text:p text:style-name="Fließtext"><text:span text:style-name="Absatz-Standardschriftart"><text:span text:style-name="T4">Zeitaufwand: </text:span></text:span>2h</text:p>
      <text:p text:style-name="Fließtext"/>
      <text:p text:style-name="Fließtext">Es wurden manuelle Tests zu den in der folgenden Tabelle stehenden Szenarien durchgeführt:</text:p>
      <table:table table:name="Tabelle4" table:style-name="Tabelle4">
        <table:table-column table:style-name="Tabelle4.A" table:number-columns-repeated="2"/>
        <table:table-header-rows>
          <table:table-row>
            <table:table-cell table:style-name="Tabelle4.A1" office:value-type="string">
              <text:p text:style-name="Table_20_Heading">Testszenario</text:p>
            </table:table-cell>
            <table:table-cell table:style-name="Tabelle4.B1" office:value-type="string">
              <text:p text:style-name="Table_20_Heading">Ergebnis</text:p>
            </table:table-cell>
          </table:table-row>
        </table:table-header-rows>
        <table:table-row>
          <table:table-cell table:style-name="Tabelle4.A2" office:value-type="string">
            <text:p text:style-name="P38">Anlegen einer Partei</text:p>
          </table:table-cell>
          <table:table-cell table:style-name="Tabelle4.B2" office:value-type="string">
            <text:p text:style-name="P38">Erfolgreich</text:p>
          </table:table-cell>
        </table:table-row>
        <table:table-row>
          <table:table-cell table:style-name="Tabelle4.A2" office:value-type="string">
            <text:p text:style-name="P39"><text:span text:style-name="T14">Bearbeiten einer Partei</text:span></text:p>
          </table:table-cell>
          <table:table-cell table:style-name="Tabelle4.B2" office:value-type="string">
            <text:p text:style-name="P39"><text:span text:style-name="T14">Erfolgreich</text:span></text:p>
          </table:table-cell>
        </table:table-row>
        <table:table-row>
          <table:table-cell table:style-name="Tabelle4.A2" office:value-type="string">
            <text:p text:style-name="P39"><text:span text:style-name="T14">Löschen einer Partei</text:span></text:p>
          </table:table-cell>
          <table:table-cell table:style-name="Tabelle4.B2" office:value-type="string">
            <text:p text:style-name="P39"><text:span text:style-name="T14">Erfolgreich</text:span></text:p>
          </table:table-cell>
        </table:table-row>
        <table:table-row>
          <table:table-cell table:style-name="Tabelle4.A2" office:value-type="string">
            <text:p text:style-name="P38">Anlegen einer Wahl</text:p>
          </table:table-cell>
          <table:table-cell table:style-name="Tabelle4.B2" office:value-type="string">
            <text:p text:style-name="P38">Erfolgreich</text:p>
          </table:table-cell>
        </table:table-row>
        <table:table-row>
          <table:table-cell table:style-name="Tabelle4.A2" office:value-type="string">
            <text:p text:style-name="P39"><text:span text:style-name="T14">Bearbeiten einer Wahl</text:span></text:p>
          </table:table-cell>
          <table:table-cell table:style-name="Tabelle4.B2" office:value-type="string">
            <text:p text:style-name="P39"><text:span text:style-name="T14">Erfolgreich</text:span></text:p>
          </table:table-cell>
        </table:table-row>
        <table:table-row>
          <table:table-cell table:style-name="Tabelle4.A2" office:value-type="string">
            <text:p text:style-name="P39"><text:span text:style-name="T14">Löschen einer Wahl</text:span></text:p>
          </table:table-cell>
          <table:table-cell table:style-name="Tabelle4.B2" office:value-type="string">
            <text:p text:style-name="P39"><text:span text:style-name="T14">Erfolgreich</text:span></text:p>
          </table:table-cell>
        </table:table-row>
        <table:table-row>
          <table:table-cell table:style-name="Tabelle4.A2" office:value-type="string">
            <text:p text:style-name="P38">Zuweisung einer Partei zur Wahl</text:p>
          </table:table-cell>
          <table:table-cell table:style-name="Tabelle4.B2" office:value-type="string">
            <text:p text:style-name="P38">Erfolgreich</text:p>
          </table:table-cell>
        </table:table-row>
        <table:table-row>
          <table:table-cell table:style-name="Tabelle4.A2" office:value-type="string">
            <text:p text:style-name="P38">Erstellen eines Wahlkreises zur Wahl</text:p>
          </table:table-cell>
          <table:table-cell table:style-name="Tabelle4.B2" office:value-type="string">
            <text:p text:style-name="P38">Erfolgreich</text:p>
          </table:table-cell>
        </table:table-row>
        <table:table-row>
          <table:table-cell table:style-name="Tabelle4.A2" office:value-type="string">
            <text:p text:style-name="P39"><text:span text:style-name="T14">Bearbeiten eines Wahlkreises</text:span></text:p>
          </table:table-cell>
          <table:table-cell table:style-name="Tabelle4.B2" office:value-type="string">
            <text:p text:style-name="P39"><text:span text:style-name="T14">Erfolgreich</text:span></text:p>
          </table:table-cell>
        </table:table-row>
        <table:table-row>
          <table:table-cell table:style-name="Tabelle4.A2" office:value-type="string">
            <text:p text:style-name="P38">Registrieren eines Wahllokals</text:p>
          </table:table-cell>
          <table:table-cell table:style-name="Tabelle4.B2" office:value-type="string">
            <text:p text:style-name="P38">Erfolgreich</text:p>
          </table:table-cell>
        </table:table-row>
        <table:table-row>
          <table:table-cell table:style-name="Tabelle4.A2" office:value-type="string">
            <text:p text:style-name="P38">Bearbeiten <text:span text:style-name="T14">eines</text:span> Wahllokals</text:p>
          </table:table-cell>
          <table:table-cell table:style-name="Tabelle4.B2" office:value-type="string">
            <text:p text:style-name="P38">Erfolgreich</text:p>
          </table:table-cell>
        </table:table-row>
        <table:table-row>
          <table:table-cell table:style-name="Tabelle4.A2" office:value-type="string">
            <text:p text:style-name="P39"><text:span text:style-name="T14">Löschen eines Wahllokals</text:span></text:p>
          </table:table-cell>
          <table:table-cell table:style-name="Tabelle4.B2" office:value-type="string">
            <text:p text:style-name="P39"><text:span text:style-name="T14">Erfolgreich</text:span></text:p>
          </table:table-cell>
        </table:table-row>
      </table:table>
      <text:p text:style-name="Fließtext"/>
      <text:p text:style-name="ProjektDoku_3a__20_Ü2"><text:bookmark-start text:name="__RefHeading__1586_1050685657"/>3.5 Abschließende Aufgaben<text:bookmark-end text:name="__RefHeading__1586_1050685657"/></text:p>
      <text:p text:style-name="Fließtext"><text:span text:style-name="Absatz-Standardschriftart"><text:span text:style-name="T4">Zeitaufwand: </text:span></text:span>5,5h</text:p>
      <text:p text:style-name="Fließtext"/>
      <text:p text:style-name="Fließtext">Zu den Abschließenden Aufgaben gehörte es, die programmierte Erweiterung und das TYPO3-System aufzuräumen und die Testdaten zu löschen.</text:p>
      <text:p text:style-name="P17"><text:bookmark-start text:name="__RefHeading__1588_1050685657"/>4. Projektbewertung<text:bookmark-end text:name="__RefHeading__1588_1050685657"/></text:p>
      <text:p text:style-name="ProjektDoku_3a__20_Ü2"><text:bookmark-start text:name="__RefHeading__558_990239004"/>4.1 Fazit<text:bookmark-end text:name="__RefHeading__558_990239004"/></text:p>
      <text:p text:style-name="P30"><text:span text:style-name="T14">Die nötigen Anforderungen wurden zum Teil erfüllt, so dass es </text:span><text:span text:style-name="T15">nun </text:span><text:span text:style-name="T14">möglich ist Wahlen und Parteien ohne Programmieraufwand anzulegen. </text:span><text:span text:style-name="T15">Wahllokale können sich für Wahlen registrieren, können von bestimmten Benutzergruppen geprüft werden und gegebenenfalls abgeändert werden.</text:span></text:p>
      <text:p text:style-name="P30"><text:span text:style-name="T15">Allerdings ist der</text:span> <text:span text:style-name="T15">Gesamtu</text:span>mfang des Projekts den zeitlichen Vorgaben leider nicht gerecht geworden. Daher mussten einige Funktionalitäten auf ein Folgeprojekt verschoben werden.</text:p>
      <text:p text:style-name="P30"/>
      <text:p text:style-name="ProjektDoku_3a__20_Ü2"><text:bookmark-start text:name="__RefHeading__560_990239004"/>4.2 Soll-Ist Vergleich<text:bookmark-end text:name="__RefHeading__560_990239004"/></text:p>
      <text:p text:style-name="Fließtext">In den im Antrag veranschlagten 69 Stunden konnten nicht alle Relevanten Teile realisiert werden. Die Wahlergebniseingabe und die Statistische Ausgabe der Wahlergebnisse müssen außerhalb dieser Zeit bearbeitet werden.</text:p>
      <text:p text:style-name="Fließtext">Nach Abschätzung des Umfanges muss für die Wahlergebniseingabe eine Zusätzliche Zeit von 8 Stunden veranschlagt werden, die Statistische Auswertung erfordert ebenfalls einen zusätzlichen Zeitaufwand von 8 Stunden.</text:p>
      <text:p text:style-name="Fließtext"/>
      <text:p text:style-name="ProjektDoku_3a__20_Ü2"><text:bookmark-start text:name="__RefHeading__562_990239004"/>4.3 Ausblick<text:bookmark-end text:name="__RefHeading__562_990239004"/></text:p>
      <text:p text:style-name="Fließtext">Die Grundstruktur des im Projekt beantragten Funktionsumfanges wurde erfolgreich realisiert. Im Hinblick auf die noch zu realisierenden Bestandteile (siehe 4.2) wird das Projekt im vollen Funktionsumfang mit einem Verzug von 2 Manntagen fertig.</text:p>
      <text:p text:style-name="Fließtext"/>
      <text:p text:style-name="ProjektDoku_3a__20_Ü2"><text:bookmark-start text:name="__RefHeading__1590_1050685657"/>4.4 Mögliche Verbesserungen<text:bookmark-end text:name="__RefHeading__1590_1050685657"/></text:p>
      <text:p text:style-name="Fließtext">Als mögliche Verbesserung könnte ein CSV-Export der Wahlergebnisse implementiert werden. Dieser würde eine Offline-Ansicht der Daten ermöglichen.</text:p>
      <text:p text:style-name="P9">Des weiteren wäre es vorteilhaft, dass Wahlen und Parteien vom Administrator im Frontend angelegt werden können. Dies würde den Gesamtprozess übersichtlicher und effizienter gestalten.</text:p>
      <text:p text:style-name="P15"/>
      <text:p text:style-name="P18"><text:bookmark-start text:name="__RefHeading__564_990239004"/>Glossar<text:bookmark-end text:name="__RefHeading__564_990239004"/></text:p>
      <text:p text:style-name="P33"><text:span text:style-name="T13">TYPO3</text:span></text:p>
      <text:p text:style-name="P34"><text:span text:style-name="T17"><text:tab/></text:span><text:span text:style-name="T16">Datenbankbasiertes Open Source Content Managemant System. Oft benutzt um <text:tab/>Redakteuren eine Möglichkeit zu geben Inhalte im Web einfach und effizient zu <text:tab/>Erstellen und Bearbeiten.</text:span></text:p>
      <text:p text:style-name="P34"><text:span text:style-name="T16"/></text:p>
      <text:p text:style-name="P33"><text:span text:style-name="T13">TYPO3 Erweiterung „sr_feuser_register“</text:span></text:p>
      <text:p text:style-name="P35"><text:span text:style-name="T13"><text:tab/></text:span><text:span text:style-name="T15">Diese Erweiterung ermöglicht Benutzern sich im TYPO3-System zu Registrieren. Es <text:tab/>bringt einige Funktionalitäten mit sich, wie zum Beispiel das Double Opt-in <text:tab/>verfahren.</text:span></text:p>
      <text:p text:style-name="P29"><text:span text:style-name="T7"/></text:p>
      <text:p text:style-name="P33"><text:span text:style-name="T7">Cake</text:span></text:p>
      <text:p text:style-name="P36"><text:tab/><text:span text:style-name="T15">Ein PHP-Framework das voll auf der „Model-View-Controller“-Architektur aufbaut und <text:s/><text:tab/>Entwicklern erleichtert nach dieser Architektur zu Arbei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roid Sans Devanagari" svg:font-family="'Droid Sans Devanagari'" style:font-family-generic="swiss"/>
    <style:font-face style:name="OpenSymbol" svg:font-family="OpenSymbol" style:font-family-generic="system"/>
    <style:font-face style:name="Bitstream Vera Serif" svg:font-family="'Bitstream Vera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2" svg:font-family="'Bitstream Vera Sans'" style:font-adornments="Fett" style:font-family-generic="swiss" style:font-pitch="variable"/>
    <style:font-face style:name="Bitstream Vera Sans1" svg:font-family="'Bitstream Vera Sans'" style:font-adornments="Roman" style:font-family-generic="swiss" style:font-pitch="variable"/>
    <style:font-face style:name="Calibri Light" svg:font-family="'Calibri Light'"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Bitstream Vera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cm" style:contextual-spacing="false" fo:hyphenation-ladder-count="no-limit"/>
      <style:text-properties style:font-name="Bitstream Vera Sans1" fo:font-size="10.5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Bitstream Vera Sans"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Standard" style:next-style-name="Standard" style:class="text">
      <style:paragraph-properties fo:margin-top="0.071cm" fo:margin-bottom="0cm" style:contextual-spacing="false" fo:keep-together="always" fo:hyphenation-ladder-count="no-limit" fo:keep-with-next="always"/>
      <style:text-properties fo:color="#2e74b5" style:font-name="Calibri Light" fo:font-size="13pt" style:font-name-asian="Times New Roman" style:font-size-asian="13pt" style:font-name-complex="Mangal" style:font-size-complex="11.5pt"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ojektDoku_3a__20_Ü1" style:display-name="ProjektDoku: Ü1" style:family="paragraph" style:parent-style-name="Heading_20_1" style:default-outline-level="1">
      <style:paragraph-properties fo:margin-top="0cm" fo:margin-bottom="0cm" style:contextual-spacing="false" fo:line-height="150%"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ProjektDoku_3a__20_Ü2" style:display-name="ProjektDoku: Ü2" style:family="paragraph" style:parent-style-name="Heading_20_2" style:default-outline-level="2" style:master-page-name="">
      <style:paragraph-properties fo:margin-top="0.3cm" fo:margin-bottom="0cm" style:contextual-spacing="false" fo:line-height="150%" fo:text-align="justify" style:justify-single-word="false" fo:hyphenation-ladder-count="no-limit" style:page-number="auto"/>
      <style:text-properties fo:color="#000000" style:font-name="Bitstream Vera Sans2" fo:font-weight="bold" style:font-weight-asian="bold" style:font-size-complex="11.5pt" style:font-weight-complex="bold" fo:hyphenate="false"/>
    </style:style>
    <style:style style:name="Literaturverzeichnis" style:family="paragraph" style:parent-style-name="Standard" style:next-style-name="Standard">
      <style:paragraph-properties fo:hyphenation-ladder-count="no-limit"/>
      <style:text-properties style:font-name-complex="Mangal" style:font-size-complex="10.5pt"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style:style>
    <style:style style:name="Contents_20_Heading" style:display-name="Contents Heading" style:family="paragraph" style:parent-style-name="ProjektDoku_3a__20_Ü1" style:next-style-name="ProjektDoku_3a__20_Ü1" style:default-outline-level="1" style:list-style-name="" style:class="index">
      <style:paragraph-properties fo:hyphenation-ladder-count="no-limit" text:number-lines="false" text:line-number="0"/>
      <style:text-properties fo:font-size="16pt" style:font-size-asian="16pt" style:font-size-complex="16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Fließtext" style:family="paragraph" style:parent-style-name="Standard" style:master-page-name="">
      <style:paragraph-properties fo:line-height="150%" fo:text-align="justify" style:justify-single-word="false" fo:hyphenation-ladder-count="no-limit" style:page-number="auto" style:shadow="none">
        <style:tab-stops/>
      </style:paragraph-properties>
      <style:text-properties style:font-name="Bitstream Vera Sans1" fo:font-size="10.5pt" style:font-size-asian="10.5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text-align="end" style:justify-single-word="false" fo:hyphenation-ladder-count="no-limit" text:number-lines="false" text:line-number="0" style:vertical-align="bottom"/>
      <style:text-properties style:font-name="Bitstream Vera Sans1" fo:font-size="10pt" style:font-size-asian="6pt" fo:hyphenate="false"/>
    </style:style>
    <style:style style:name="Table_20_Heading" style:display-name="Table Heading" style:family="paragraph" style:parent-style-name="Table_20_Contents" style:class="extra" style:master-page-name="">
      <style:paragraph-properties fo:text-align="start" style:justify-single-word="false" fo:hyphenation-ladder-count="no-limit" style:page-number="auto"/>
      <style:text-properties style:font-name="Bitstream Vera Sans2" fo:font-size="10.5pt" fo:font-weight="bold" style:font-size-asian="10pt" style:font-weight-asian="bold" style:font-weight-complex="bold" fo:hyphenate="false"/>
    </style:style>
    <style:style style:name="Absatz-Standardschriftart" style:family="text"/>
    <style:style style:name="Numbering_20_Symbols" style:display-name="Numbering Symbols" style:family="text">
      <style:text-properties style:text-underline-style="none"/>
    </style:style>
    <style:style style:name="Überschrift_20_1_20_Zchn" style:display-name="Überschrift 1 Zchn" style:family="text" style:parent-style-name="Absatz-Standardschriftart">
      <style:text-properties style:font-name="Bitstream Vera Sans" fo:font-size="14pt" fo:font-weight="bold" style:font-size-asian="14pt" style:font-weight-asian="bold" style:font-size-complex="14pt" style:font-weight-complex="bold"/>
    </style:style>
    <style:style style:name="Überschrift_20_2_20_Zchn" style:display-name="Überschrift 2 Zchn" style:family="text" style:parent-style-name="Absatz-Standardschriftart">
      <style:text-properties fo:color="#2e74b5" style:font-name="Calibri Light" fo:font-size="13pt" style:font-name-asian="Times New Roman" style:font-size-asian="13pt" style:font-name-complex="Mangal" style:font-size-complex="11.5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text:start-value="2">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1b854d"/>
    </style:style>
    <style:style style:name="MT2" style:family="text">
      <style:text-properties officeooo:rsid="002087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fo:background-color="transparent" style:writing-mode="lr-tb" style:footnote-max-height="0cm">
        <style:background-image/>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Standardseite" style:page-layout-name="Mpm2">
      <style:header>
        <text:p text:style-name="Header"><text:chapter text:display="number-and-name" text:outline-level="1">Glossar</text:chapter></text:p>
      </style:header>
      <style:footer>
        <text:p text:style-name="MP1"><text:span text:style-name="MT1">Seite </text:span><text:page-number text:select-page="current">11</text:page-number> / <text:span text:style-name="MT2">11</text:span></text:p>
      </style:footer>
    </style:master-page>
    <style:master-page style:name="First_20_Page" style:display-name="First Page" style:page-layout-name="Mpm1" style:next-style-name="Standard"/>
    <style:master-page style:name="Index" style:page-layout-name="Mpm1"/>
    <style:master-page style:name="Deckblatt" style:page-layout-name="Mpm1" style:next-style-name="Standardseit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meta:creation-date>2013-05-16T12:46:00Z</meta:creation-date>
    <dc:date>2013-05-21T20:01:44</dc:date>
    <meta:editing-cycles>34</meta:editing-cycles>
    <meta:editing-duration>PT2H5M17S</meta:editing-duration>
    <meta:document-statistic meta:table-count="4" meta:image-count="0" meta:object-count="0" meta:page-count="13" meta:paragraph-count="302" meta:word-count="1680" meta:character-count="12943" meta:non-whitespace-character-count="11512"/>
    <meta:template xlink:type="simple" xlink:actuate="onRequest" xlink:title="" xlink:href="Normal.dotm"/>
  </office:meta>
</office:document-meta>
</file>